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9425in" svg:height="3.2626in" svg:x="0in" svg:y="2.1756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858in" svg:height="3.0756in" svg:x="5.0118in" svg:y="2.2669in">
            <draw:object draw:notify-on-update-of-ranges="Sheet1.C2:Sheet1.C8 Sheet1.D1:Sheet1.D1 Sheet1.D2:Sheet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.8772in" svg:height="2.7406in" svg:x="0in" svg:y="5.5736in">
            <draw:object draw:notify-on-update-of-ranges="Sheet1.E1:Sheet1.E1 Sheet1.E2:Sheet1.E3 Sheet1.F1:Sheet1.F1 Sheet1.F2:Sheet1.F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0535in" svg:height="2.824in" svg:x="2.1677in" svg:y="8.4181in">
            <draw:object draw:notify-on-update-of-ranges="Sheet1.G1:Sheet1.G1 Sheet1.G2:Sheet1.G3 Sheet1.H1:Sheet1.H1 Sheet1.H2:Sheet1.H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4.6496in" svg:height="3.0634in" svg:x="4.7689in" svg:y="5.4909in">
            <draw:object draw:notify-on-update-of-ranges="Sheet1.I1:Sheet1.I1 Sheet1.I2:Sheet1.I4 Sheet1.J1:Sheet1.J1 Sheet1.J2:Sheet1.J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value </text:p>
          </table:table-cell>
          <table:table-cell table:style-name="Default" office:value-type="string">
            <text:p>Age</text:p>
          </table:table-cell>
          <table:table-cell office:value-type="string">
            <text:p>value</text:p>
          </table:table-cell>
          <table:table-cell office:value-type="string">
            <text:p>Gender</text:p>
          </table:table-cell>
          <table:table-cell table:style-name="ce1" office:value-type="string">
            <text:p>value</text:p>
          </table:table-cell>
          <table:table-cell office:value-type="string">
            <text:p>Religion</text:p>
          </table:table-cell>
          <table:table-cell office:value-type="string">
            <text:p>value</text:p>
          </table:table-cell>
          <table:table-cell office:value-type="string">
            <text:p>Native languag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18">
            <text:p>18</text:p>
          </table:table-cell>
          <table:table-cell office:value-type="string">
            <text:p>13-17</text:p>
          </table:table-cell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table:style-name="ce1" office:value-type="float" office:value="32">
            <text:p>32</text:p>
          </table:table-cell>
          <table:table-cell office:value-type="string">
            <text:p>Islam</text:p>
          </table:table-cell>
          <table:table-cell office:value-type="float" office:value="35">
            <text:p>35</text:p>
          </table:table-cell>
          <table:table-cell office:value-type="string">
            <text:p>Arabic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1">
            <text:p>1</text:p>
          </table:table-cell>
          <table:table-cell office:value-type="string">
            <text:p>18-24</text:p>
          </table:table-cell>
          <table:table-cell office:value-type="float" office:value="14">
            <text:p>14</text:p>
          </table:table-cell>
          <table:table-cell office:value-type="string">
            <text:p>Female</text:p>
          </table:table-cell>
          <table:table-cell table:style-name="ce1"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0">
            <text:p>0</text:p>
          </table:table-cell>
          <table:table-cell office:value-type="string">
            <text:p>English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2">
            <text:p>2</text:p>
          </table:table-cell>
          <table:table-cell office:value-type="string">
            <text:p>25-34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1">
            <text:p>1</text:p>
          </table:table-cell>
          <table:table-cell office:value-type="string">
            <text:p>35-4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Tunisia</text:p>
          </table:table-cell>
          <table:table-cell office:value-type="float" office:value="1">
            <text:p>1</text:p>
          </table:table-cell>
          <table:table-cell office:value-type="string">
            <text:p>45-5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gypt</text:p>
          </table:table-cell>
          <table:table-cell office:value-type="float" office:value="2">
            <text:p>2</text:p>
          </table:table-cell>
          <table:table-cell office:value-type="string">
            <text:p>55-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dan </text:p>
          </table:table-cell>
          <table:table-cell office:value-type="float" office:value="1">
            <text:p>1</text:p>
          </table:table-cell>
          <table:table-cell office:value-type="string">
            <text:p>65 or abov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SA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UK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shapes>
          <draw:frame draw:z-index="0" draw:style-name="gr1" svg:width="4.2496in" svg:height="3.0012in" svg:x="0.0862in" svg:y="1.778in">
            <draw:object draw:notify-on-update-of-ranges="Sheet2.A1:Sheet2.A1 Sheet2.A2:Sheet2.A6 Sheet2.B1:Sheet2.B1 Sheet2.B2:Sheet2.B6 Sheet2.C1:Sheet2.C1 Sheet2.C2:Sheet2.C6 Sheet2.D1:Sheet2.D1 Sheet2.D2:Sheet2.D6 Sheet2.E1:Sheet2.E1 Sheet2.E2:Sheet2.E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table:style-name="ce2" office:value-type="string">
            <text:p>Quran</text:p>
          </table:table-cell>
          <table:table-cell office:value-type="string">
            <text:p>Arabic</text:p>
          </table:table-cell>
          <table:table-cell office:value-type="string">
            <text:p>Linguistics</text:p>
          </table:table-cell>
          <table:table-cell office:value-type="string">
            <text:p>Computing</text:p>
          </table:table-cell>
        </table:table-row>
        <table:table-row table:style-name="ro1">
          <table:table-cell office:value-type="string">
            <text:p>-----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gginer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mediat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xper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16.5354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 style:data-style-name="N2" text:time-value="0000-00-00T23:44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sem </meta:initial-creator>
    <meta:creation-date>2013-04-06T13:40:06</meta:creation-date>
    <dc:date>2013-04-07T00:21:56</dc:date>
    <dc:creator>Assem </dc:creator>
    <meta:editing-duration>PT3H42M40S</meta:editing-duration>
    <meta:editing-cycles>2</meta:editing-cycles>
    <meta:generator>LibreOffice/3.6$Linux_x86 LibreOffice_project/360m1$Build-2</meta:generator>
    <meta:document-statistic meta:table-count="2" meta:cell-count="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.555cm" svg:height="8.288cm" xlink:href=".." xlink:type="simple" chart:class="chart:circle" chart:style-name="ch1">
        <chart:title svg:x="3.588cm" svg:y="0.301cm" chart:style-name="ch2">
          <text:p>Survey Takers by Country</text:p>
        </chart:title>
        <chart:legend chart:legend-position="end" svg:x="10.317cm" svg:y="1.604cm" style:legend-expansion="high" chart:style-name="ch3"/>
        <chart:plot-area chart:style-name="ch4" table:cell-range-address="Sheet1.A1:Sheet1.B11" chart:data-source-has-labels="both" svg:x="2.466cm" svg:y="2.004cm" svg:width="5.778cm" svg:height="5.779cm">
          <chartooo:coordinate-region svg:x="2.466cm" svg:y="1.504cm" svg:width="5.778cm" svg:height="6.781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ria</text:p>
                <draw:g>
                  <svg:desc>Sheet1.A2:Sheet1.A11</svg:desc>
                </draw:g>
              </table:table-cell>
              <table:table-cell office:value-type="float" office:value="18">
                <text:p>1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d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379cm" svg:height="7.813cm" xlink:href=".." xlink:type="simple" chart:class="chart:circle" chart:style-name="ch1">
        <chart:title svg:x="2.896cm" svg:y="0.292cm" chart:style-name="ch2">
          <text:p>Survey Takers by Age</text:p>
        </chart:title>
        <chart:legend chart:legend-position="end" svg:x="7.825cm" svg:y="2.113cm" style:legend-expansion="high" chart:style-name="ch3"/>
        <chart:plot-area chart:style-name="ch4" table:cell-range-address="Sheet1.C1:Sheet1.D8" chart:data-source-has-labels="both" svg:x="0.207cm" svg:y="1.383cm" svg:width="7.411cm" svg:height="6.274cm">
          <chartooo:coordinate-region svg:x="0.776cm" svg:y="1.384cm" svg:width="6.273cm" svg:height="6.273cm"/>
          <chart:axis chart:dimension="x" chart:name="primary-x" chart:style-name="ch5" chartooo:axis-type="auto">
            <chartooo:date-scale/>
            <chart:categories table:cell-range-address="Sheet1.C2:Sheet1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8" chart:label-cell-address="Sheet1.D1:Sheet1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-17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18-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 or abov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9cm" svg:height="6.962cm" xlink:href=".." xlink:type="simple" chart:class="chart:circle" chart:style-name="ch1">
        <chart:title svg:x="3.438cm" svg:y="0.275cm" chart:style-name="ch2">
          <text:p>Survey Takders by Gender</text:p>
        </chart:title>
        <chart:legend chart:legend-position="end" svg:x="10.496cm" svg:y="2.933cm" style:legend-expansion="high" chart:style-name="ch3"/>
        <chart:plot-area chart:style-name="ch4" table:cell-range-address="Sheet1.E1:Sheet1.F3" chart:data-source-has-labels="both" svg:x="2.204cm" svg:y="1.607cm" svg:width="5.352cm" svg:height="5.353cm">
          <chartooo:coordinate-region svg:x="2.131cm" svg:y="1.608cm" svg:width="5.499cm" svg:height="5.352cm"/>
          <chart:axis chart:dimension="x" chart:name="primary-x" chart:style-name="ch5" chartooo:axis-type="auto">
            <chartooo:date-scale/>
            <chart:categories table:cell-range-address="Sheet1.E2:Sheet1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3" chart:label-cell-address="Sheet1.F1:Sheet1.F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1.E2:Sheet1.E3</svg:desc>
                </draw:g>
              </table:table-cell>
              <table:table-cell office:value-type="float" office:value="32">
                <text:p>32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97cm" svg:height="7.174cm" xlink:href=".." xlink:type="simple" chart:class="chart:circle" chart:style-name="ch1">
        <chart:title svg:x="2.512cm" svg:y="0.279cm" chart:style-name="ch2">
          <text:p>Survey takers by Religion</text:p>
        </chart:title>
        <chart:legend chart:legend-position="end" svg:x="8.694cm" svg:y="3.039cm" style:legend-expansion="high" chart:style-name="ch3"/>
        <chart:plot-area chart:style-name="ch4" table:cell-range-address="Sheet1.G1:Sheet1.H3" chart:data-source-has-labels="both" svg:x="0.205cm" svg:y="1.344cm" svg:width="8.285cm" svg:height="5.687cm">
          <chartooo:coordinate-region svg:x="1.504cm" svg:y="1.345cm" svg:width="5.686cm" svg:height="5.686cm"/>
          <chart:axis chart:dimension="x" chart:name="primary-x" chart:style-name="ch5" chartooo:axis-type="auto">
            <chartooo:date-scale/>
            <chart:categories table:cell-range-address="Sheet1.G2:Sheet1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3" chart:label-cell-address="Sheet1.H1:Sheet1.H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slam</text:p>
                <draw:g>
                  <svg:desc>Sheet1.G2:Sheet1.G3</svg:desc>
                </draw:g>
              </table:table-cell>
              <table:table-cell office:value-type="float" office:value="35">
                <text:p>35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1cm" svg:height="7.782cm" xlink:href=".." xlink:type="simple" chart:class="chart:circle" chart:style-name="ch1">
        <chart:title svg:x="2.538cm" svg:y="0.384cm" chart:style-name="ch2">
          <text:p>Survey takers by Native language</text:p>
        </chart:title>
        <chart:legend chart:legend-position="end" svg:x="9.917cm" svg:y="3.094cm" style:legend-expansion="high" chart:style-name="ch3"/>
        <chart:plot-area chart:style-name="ch4" table:cell-range-address="Sheet1.I1:Sheet1.J4" chart:data-source-has-labels="both" svg:x="1.843cm" svg:y="1.61cm" svg:width="5.946cm" svg:height="5.947cm">
          <chartooo:coordinate-region svg:x="1.843cm" svg:y="1.543cm" svg:width="5.946cm" svg:height="6.082cm"/>
          <chart:axis chart:dimension="x" chart:name="primary-x" chart:style-name="ch5" chartooo:axis-type="auto">
            <chartooo:date-scale/>
            <chart:categories table:cell-range-address="Sheet1.I2:Sheet1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J4" chart:label-cell-address="Sheet1.J1:Sheet1.J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abic</text:p>
                <draw:g>
                  <svg:desc>Sheet1.I2:Sheet1.I4</svg:desc>
                </draw:g>
              </table:table-cell>
              <table:table-cell office:value-type="float" office:value="28">
                <text:p>28</text:p>
                <draw:g>
                  <svg:desc>Sheet1.J2:Sheet1.J4</svg:desc>
                </draw:g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5cm" svg:height="7.624cm" xlink:href=".." xlink:type="simple" chart:class="chart:bar" chart:style-name="ch1">
        <chart:legend chart:legend-position="end" svg:x="8.4cm" svg:y="2.766cm" style:legend-expansion="high" chart:style-name="ch2"/>
        <chart:plot-area chart:style-name="ch3" table:cell-range-address="Sheet2.A1:Sheet2.E6" chart:data-source-has-labels="both" svg:x="0.665cm" svg:y="0.743cm" svg:width="7.305cm" svg:height="6.309cm">
          <chartooo:coordinate-region svg:x="2.795cm" svg:y="0.743cm" svg:width="4.988cm" svg:height="5.662cm"/>
          <chart:axis chart:dimension="x" chart:name="primary-x" chart:style-name="ch4" chartooo:axis-type="auto">
            <chartooo:date-scale/>
            <chart:categories table:cell-range-address="Sheet2.A2:Sheet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" chart:label-cell-address="Sheet2.B1:Sheet2.B1" chart:class="chart:bar">
            <chart:data-point chart:repeated="5"/>
          </chart:series>
          <chart:series chart:style-name="ch8" chart:values-cell-range-address="Sheet2.C2:Sheet2.C6" chart:label-cell-address="Sheet2.C1:Sheet2.C1" chart:class="chart:bar">
            <chart:data-point chart:repeated="5"/>
          </chart:series>
          <chart:series chart:style-name="ch9" chart:values-cell-range-address="Sheet2.D2:Sheet2.D6" chart:label-cell-address="Sheet2.D1:Sheet2.D1" chart:class="chart:bar">
            <chart:data-point chart:repeated="5"/>
          </chart:series>
          <chart:series chart:style-name="ch10" chart:values-cell-range-address="Sheet2.E2:Sheet2.E6" chart:label-cell-address="Sheet2.E1:Sheet2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ran</text:p>
                <draw:g>
                  <svg:desc>Sheet2.B1:Sheet2.B1</svg:desc>
                </draw:g>
              </table:table-cell>
              <table:table-cell office:value-type="string">
                <text:p>Arabic</text:p>
                <draw:g>
                  <svg:desc>Sheet2.C1:Sheet2.C1</svg:desc>
                </draw:g>
              </table:table-cell>
              <table:table-cell office:value-type="string">
                <text:p>Linguistics</text:p>
                <draw:g>
                  <svg:desc>Sheet2.D1:Sheet2.D1</svg:desc>
                </draw:g>
              </table:table-cell>
              <table:table-cell office:value-type="string">
                <text:p>Computing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----</text:p>
                <draw:g>
                  <svg:desc>Sheet2.A2:Sheet2.A6</svg:desc>
                </draw:g>
              </table:table-cell>
              <table:table-cell office:value-type="float" office:value="1">
                <text:p>1</text:p>
                <draw:g>
                  <svg:desc>Sheet2.B2:Sheet2.B6</svg:desc>
                </draw:g>
              </table:table-cell>
              <table:table-cell office:value-type="float" office:value="1">
                <text:p>1</text:p>
                <draw:g>
                  <svg:desc>Sheet2.C2:Sheet2.C6</svg:desc>
                </draw:g>
              </table:table-cell>
              <table:table-cell office:value-type="float" office:value="5">
                <text:p>5</text:p>
                <draw:g>
                  <svg:desc>Sheet2.D2:Sheet2.D6</svg:desc>
                </draw:g>
              </table:table-cell>
              <table:table-cell office:value-type="float" office:value="2">
                <text:p>2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begginer 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termediate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